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justify"/>
    </style:style>
    <style:style style:name="T2" style:parent-style-name="DefaultParagraphFont" style:family="text">
      <style:text-properties style:font-name="Times New Roman" fo:font-weight="bold" style:font-weight-asian="bold" style:font-weight-complex="bold" fo:font-size="14pt" style:font-size-asian="14pt" style:font-size-complex="14pt"/>
    </style:style>
    <style:style style:name="T3" style:parent-style-name="DefaultParagraphFont" style:family="text">
      <style:text-properties style:font-name="Times New Roman" fo:font-size="14pt" style:font-size-asian="14pt" style:font-size-complex="14pt"/>
    </style:style>
    <style:style style:name="T4" style:parent-style-name="DefaultParagraphFont" style:family="text">
      <style:text-properties style:font-name="Times New Roman" fo:font-size="14pt" style:font-size-asian="14pt" style:font-size-complex="14pt"/>
    </style:style>
    <style:style style:name="T5" style:parent-style-name="DefaultParagraphFont" style:family="text">
      <style:text-properties style:font-name="Times New Roman" fo:font-size="14pt" style:font-size-asian="14pt" style:font-size-complex="14pt"/>
    </style:style>
    <style:style style:name="P6"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7" style:parent-style-name="Normal" style:family="paragraph">
      <style:paragraph-properties fo:text-align="justify" fo:line-height="150%"/>
      <style:text-properties style:font-name="Times New Roman"/>
    </style:style>
    <style:style style:name="P8" style:parent-style-name="Normal" style:family="paragraph">
      <style:paragraph-properties fo:text-align="justify" fo:line-height="150%"/>
      <style:text-properties style:font-name="Times New Roman"/>
    </style:style>
    <style:style style:name="P9" style:parent-style-name="Normal" style:family="paragraph">
      <style:paragraph-properties fo:text-align="justify" fo:line-height="150%"/>
      <style:text-properties style:font-name="Times New Roman"/>
    </style:style>
    <style:style style:name="P10" style:parent-style-name="Normal" style:family="paragraph">
      <style:paragraph-properties fo:text-align="justify" fo:line-height="150%"/>
      <style:text-properties style:font-name="Times New Roman"/>
    </style:style>
    <style:style style:name="P11" style:parent-style-name="Normal" style:family="paragraph">
      <style:paragraph-properties fo:text-align="justify" fo:line-height="150%"/>
    </style:style>
    <style:style style:name="T12" style:parent-style-name="DefaultParagraphFont" style:family="text">
      <style:text-properties style:font-name="Times New Roman"/>
    </style:style>
  </office:automatic-styles>
  <office:body>
    <office:text text:use-soft-page-breaks="true">
      <text:p text:style-name="P1"><text:span text:style-name="T2">Title:<text:s/></text:span><text:span text:style-name="T3">Hybrid sC</text:span><text:span text:style-name="T4">O</text:span><text:span text:style-name="T5">₂ and ORC integration for enhanced waste heat recovery and power generation efficiency</text:span></text:p>
      <text:p text:style-name="P6">Abstract:</text:p>
      <text:p text:style-name="P7">This paper presents an innovative hybrid power generation system combining the supercritical carbon dioxide (sCO₂) recompression cycle with the organic Rankine cycle (ORC) for superior waste heat recovery and enhanced energy efficiency. The proposed configuration is specifically designed to harness and convert waste heat from both high and low-temperature sources, maximizing power generation and overall thermal performance across a wide temperature range.</text:p>
      <text:p text:style-name="P8">At the heart of this system is a high-efficiency sCO₂ recompression cycle, which captures high-temperature waste heat via a primary heat exchanger. The recovered heat drives a high-pressure turbine, generating power, while a high-temperature recuperator (HTR) optimizes energy usage by preheating the working fluid before re-entry into the cycle. To further improve efficiency, a low-temperature recuperator (LTR) and recompression compressor are incorporated to recover energy from medium and low-temperature waste heat streams.</text:p>
      <text:p text:style-name="P9">Additionally, the system integrates an organic Rankine cycle (ORC) to capture and convert low-grade waste heat, typically lost in conventional systems. The ORC extracts residual heat through a secondary turbine and condenser, significantly increasing the system’s power output. This combination of cycles allows for comprehensive energy recovery, making the system highly efficient and suitable for industries with diverse waste heat profiles.</text:p>
      <text:p text:style-name="P10">The hybrid system also includes a precooler and multiple heat exchangers to ensure optimal energy transfer and minimize thermal losses throughout the process. This design provides a scalable, environmentally sustainable solution for industries seeking to improve waste heat recovery and reduce energy wastage.</text:p>
      <text:p text:style-name="P11"><text:span text:style-name="T12">This paper will present a detailed thermodynamic analysis of the hybrid system, evaluating its waste heat recovery potential, efficiency metrics, and overall performance. The findings demonstrate the significant potential of hybrid sCO₂-ORC systems in waste heat-intensive sectors, contributing to the advancement of sustainable energy practi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n, Babras</meta:initial-creator>
    <dc:creator>Himani Meshram</dc:creator>
    <meta:creation-date>2024-09-24T14:27:00Z</meta:creation-date>
    <dc:date>2024-09-24T14:27:00Z</dc:date>
    <meta:template xlink:href="Normal" xlink:type="simple"/>
    <meta:editing-cycles>2</meta:editing-cycles>
    <meta:editing-duration>PT360S</meta:editing-duration>
    <meta:document-statistic meta:page-count="1" meta:paragraph-count="4" meta:word-count="329" meta:character-count="2201" meta:row-count="15" meta:non-whitespace-character-count="1876"/>
  </office:meta>
</office:document-meta>
</file>